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666666" loext:opacity="100%" fo:font-size="8pt" fo:language="es" fo:country="ES" fo:font-style="italic" fo:font-weight="bold" officeooo:paragraph-rsid="0004b2c2" style:font-size-asian="8pt" style:font-style-asian="italic" style:font-weight-asian="bold" style:font-size-complex="8pt" style:font-style-complex="italic" style:font-weight-complex="bold"/>
    </style:style>
    <style:style style:name="P2" style:family="paragraph" style:parent-style-name="Header">
      <style:paragraph-properties fo:text-align="start" style:justify-single-word="false" fo:orphans="2" fo:widows="2" style:writing-mode="lr-tb"/>
      <style:text-properties fo:color="#999999" loext:opacity="100%" fo:language="es" fo:country="ES" officeooo:paragraph-rsid="0004b2c2"/>
    </style:style>
    <style:style style:name="P3" style:family="paragraph" style:parent-style-name="Text_20_body">
      <style:paragraph-properties fo:margin-left="0cm" fo:margin-right="0cm" fo:margin-top="0.3cm" fo:margin-bottom="0.3cm" style:contextual-spacing="false" fo:text-align="justify" style:justify-single-word="false" fo:orphans="2" fo:widows="2" fo:text-indent="0cm" style:auto-text-indent="false" fo:padding="0cm" fo:border="none" style:shadow="none" style:writing-mode="lr-tb"/>
      <style:text-properties style:use-window-font-color="true" loext:opacity="0%" style:font-name="Times New Roman" fo:font-size="11pt" fo:language="es" fo:country="ES" style:text-underline-style="none" fo:font-weight="normal" officeooo:rsid="0004b2c2" officeooo:paragraph-rsid="000a896d" style:font-size-asian="11pt" style:font-weight-asian="normal" style:font-size-complex="11pt" style:font-weight-complex="normal"/>
    </style:style>
    <style:style style:name="P4" style:family="paragraph" style:parent-style-name="Heading_20_1">
      <style:paragraph-properties fo:margin-left="0cm" fo:margin-right="0cm" fo:margin-top="0.423cm" fo:margin-bottom="0.499cm" style:contextual-spacing="false" fo:text-align="justify" style:justify-single-word="false" fo:orphans="2" fo:widows="2" fo:text-indent="0cm" style:auto-text-indent="false" fo:padding="0.049cm" fo:border-left="none" fo:border-right="none" fo:border-top="none" fo:border-bottom="1.5pt solid #800000" style:shadow="none" style:join-border="false"/>
      <style:text-properties style:use-window-font-color="true" loext:opacity="0%" style:font-name="Times New Roman" fo:font-size="11pt" fo:language="es" fo:country="ES" style:text-underline-style="none" fo:font-weight="normal" officeooo:rsid="0004b2c2" officeooo:paragraph-rsid="000774e5" style:font-size-asian="11pt" style:font-weight-asian="normal" style:font-size-complex="11pt" style:font-weight-complex="normal"/>
    </style:style>
    <style:style style:name="P5" style:family="paragraph" style:parent-style-name="Text_20_body">
      <style:paragraph-properties fo:margin-left="0cm" fo:margin-right="0cm" fo:margin-top="0.3cm" fo:margin-bottom="0.3cm" style:contextual-spacing="false" fo:text-align="justify" style:justify-single-word="false" fo:orphans="2" fo:widows="2" fo:text-indent="0cm" style:auto-text-indent="false" fo:padding="0cm" fo:border="none" style:shadow="none" style:writing-mode="lr-tb"/>
      <style:text-properties style:use-window-font-color="true" loext:opacity="0%" style:font-name="Times New Roman" fo:font-size="11pt" fo:language="es" fo:country="ES" style:text-underline-style="none" fo:font-weight="normal" officeooo:rsid="000a896d" officeooo:paragraph-rsid="000a896d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margin-left="0cm" fo:margin-right="0cm" fo:margin-top="0.3cm" fo:margin-bottom="0.3cm" style:contextual-spacing="false" fo:text-align="justify" style:justify-single-word="false" fo:orphans="2" fo:widows="2" fo:text-indent="0cm" style:auto-text-indent="false" fo:padding="0cm" fo:border="none" style:shadow="none" style:writing-mode="lr-tb"/>
      <style:text-properties style:use-window-font-color="true" loext:opacity="0%" style:text-line-through-style="none" style:text-line-through-type="none" style:font-name="Times New Roman" fo:font-size="11pt" fo:language="es" fo:country="ES" style:text-underline-style="none" fo:font-weight="normal" officeooo:rsid="00092778" officeooo:paragraph-rsid="000a896d" style:text-blinking="false" style:font-size-asian="11pt" style:font-weight-asian="normal" style:font-size-complex="11pt" style:font-weight-complex="normal"/>
    </style:style>
    <style:style style:name="P7" style:family="paragraph" style:parent-style-name="Text_20_body">
      <style:paragraph-properties fo:margin-left="0cm" fo:margin-right="0cm" fo:margin-top="0.3cm" fo:margin-bottom="0.3cm" style:contextual-spacing="false" fo:text-align="justify" style:justify-single-word="false" fo:orphans="2" fo:widows="2" fo:text-indent="0cm" style:auto-text-indent="false" fo:padding="0cm" fo:border="none" style:shadow="none" style:writing-mode="lr-tb" style:join-border="false"/>
      <style:text-properties fo:font-variant="normal" fo:text-transform="none" style:use-window-font-color="true" loext:opacity="0%" style:text-line-through-style="none" style:text-line-through-type="none" style:font-name="Times New Roman" fo:font-size="11pt" fo:language="es" fo:country="ES" style:text-underline-style="none" fo:font-weight="normal" officeooo:rsid="00092778" officeooo:paragraph-rsid="000a896d" style:text-blinking="false" style:font-size-asian="11pt" style:font-weight-asian="normal" style:font-size-complex="11pt" style:font-weight-complex="normal"/>
    </style:style>
    <style:style style:name="P8" style:family="paragraph" style:parent-style-name="Heading_20_1" style:master-page-name="">
      <style:paragraph-properties fo:margin-left="0.635cm" fo:margin-right="0cm" fo:margin-top="0.423cm" fo:margin-bottom="0.499cm" style:contextual-spacing="false" fo:orphans="2" fo:widows="2" fo:text-indent="-0.635cm" style:auto-text-indent="false" style:page-number="auto" fo:break-before="page" fo:padding-left="0cm" fo:padding-right="0cm" fo:padding-top="0cm" fo:padding-bottom="0.049cm" fo:border-left="none" fo:border-right="none" fo:border-top="none" fo:border-bottom="1.5pt solid #800000" style:shadow="none" fo:keep-with-next="always" style:writing-mode="lr-tb"/>
      <style:text-properties fo:font-variant="normal" fo:text-transform="none" fo:color="#004a4a" loext:opacity="100%" style:font-name="Times New Roman" fo:font-size="6pt" fo:language="es" fo:country="ES" style:text-underline-style="none" fo:font-weight="bold" officeooo:rsid="0004b2c2" officeooo:paragraph-rsid="0004b2c2" style:font-name-asian="Arial Unicode MS" style:font-size-asian="5.25pt" style:font-weight-asian="normal" style:font-name-complex="Tahoma" style:font-size-complex="6pt" style:font-weight-complex="normal"/>
    </style:style>
    <style:style style:name="P9" style:family="paragraph" style:parent-style-name="Heading_20_1">
      <style:paragraph-properties fo:margin-left="0.635cm" fo:margin-right="0cm" fo:margin-top="0.423cm" fo:margin-bottom="0.499cm" style:contextual-spacing="false" fo:text-align="justify" style:justify-single-word="false" fo:orphans="2" fo:widows="2" fo:text-indent="-0.635cm" style:auto-text-indent="false" fo:break-before="page" fo:padding="0.049cm" fo:border-left="none" fo:border-right="none" fo:border-top="none" fo:border-bottom="1.5pt solid #800000" style:shadow="none" style:join-border="false"/>
      <style:text-properties fo:color="#004a4a" loext:opacity="100%" fo:font-size="16pt" fo:language="es" fo:country="ES" officeooo:paragraph-rsid="000a896d" style:font-size-asian="16pt" style:font-size-complex="16pt"/>
    </style:style>
    <style:style style:name="P10" style:family="paragraph" style:parent-style-name="Heading_20_1">
      <style:paragraph-properties fo:margin-left="0.635cm" fo:margin-right="0cm" fo:margin-top="0.423cm" fo:margin-bottom="0.499cm" style:contextual-spacing="false" fo:text-align="justify" style:justify-single-word="false" fo:orphans="2" fo:widows="2" fo:text-indent="-0.635cm" style:auto-text-indent="false" fo:break-before="page" fo:padding="0.049cm" fo:border-left="none" fo:border-right="none" fo:border-top="none" fo:border-bottom="1.5pt solid #800000" style:shadow="none" style:join-border="false"/>
      <style:text-properties fo:color="#004a4a" loext:opacity="100%" fo:font-size="16pt" fo:language="es" fo:country="ES" officeooo:rsid="000a896d" officeooo:paragraph-rsid="000a896d" style:font-size-asian="16pt" style:font-size-complex="16pt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Standard">
      <style:text-properties officeooo:rsid="00091f06" officeooo:paragraph-rsid="00091f06"/>
    </style:style>
    <style:style style:name="P15" style:family="paragraph" style:parent-style-name="Standard">
      <style:text-properties officeooo:rsid="000afb49" officeooo:paragraph-rsid="000afb49"/>
    </style:style>
    <style:style style:name="P16" style:family="paragraph" style:parent-style-name="Heading_20_1">
      <style:paragraph-properties fo:margin-left="0.635cm" fo:margin-right="0cm" fo:margin-top="0.423cm" fo:margin-bottom="0.499cm" style:contextual-spacing="false" fo:text-align="justify" style:justify-single-word="false" fo:orphans="2" fo:widows="2" fo:text-indent="-0.635cm" style:auto-text-indent="false" fo:break-before="page" fo:padding="0.049cm" fo:border-left="none" fo:border-right="none" fo:border-top="none" fo:border-bottom="1.5pt solid #800000" style:shadow="none" style:join-border="false"/>
      <style:text-properties fo:color="#004a4a" loext:opacity="100%" fo:font-size="16pt" fo:language="es" fo:country="ES" officeooo:paragraph-rsid="000a896d" style:font-size-asian="16pt" style:font-size-complex="16pt"/>
    </style:style>
    <style:style style:name="P17" style:family="paragraph" style:parent-style-name="Heading_20_2">
      <style:paragraph-properties fo:margin-left="0.635cm" fo:margin-right="0cm" fo:margin-top="0.423cm" fo:margin-bottom="0.499cm" style:contextual-spacing="false" fo:text-align="justify" style:justify-single-word="false" fo:orphans="2" fo:widows="2" fo:text-indent="-0.635cm" style:auto-text-indent="false" fo:padding-left="0cm" fo:padding-right="0cm" fo:padding-top="0cm" fo:padding-bottom="0.049cm" fo:border-left="none" fo:border-right="none" fo:border-top="none" fo:border-bottom="1.5pt solid #333333" style:shadow="none" style:writing-mode="lr-tb" style:join-border="false"/>
      <style:text-properties fo:color="#4c1900" loext:opacity="100%" style:font-name="Times New Roman" fo:font-size="14pt" fo:language="es" fo:country="ES" style:text-underline-style="none" fo:font-weight="bold" officeooo:rsid="0004b2c2" officeooo:paragraph-rsid="000a896d" style:font-size-asian="14pt" style:font-weight-asian="bold" style:font-size-complex="14pt" style:font-weight-complex="bold"/>
    </style:style>
    <style:style style:name="P18" style:family="paragraph" style:parent-style-name="Heading_20_3">
      <style:paragraph-properties fo:margin-left="0.635cm" fo:margin-right="0cm" fo:margin-top="0.423cm" fo:margin-bottom="0.499cm" style:contextual-spacing="false" fo:text-align="justify" style:justify-single-word="false" fo:orphans="2" fo:widows="2" fo:text-indent="-0.635cm" style:auto-text-indent="false" fo:padding-left="0cm" fo:padding-right="0cm" fo:padding-top="0cm" fo:padding-bottom="0.049cm" fo:border-left="none" fo:border-right="none" fo:border-top="none" fo:border-bottom="1.5pt solid #999999" style:shadow="none" style:writing-mode="lr-tb" style:join-border="false"/>
      <style:text-properties fo:color="#666666" loext:opacity="100%" style:font-name="Times New Roman" fo:font-size="12pt" fo:language="es" fo:country="ES" style:text-underline-style="none" fo:font-weight="bold" officeooo:rsid="0004b2c2" officeooo:paragraph-rsid="000a896d" style:font-size-asian="12pt" style:font-weight-asian="bold" style:font-size-complex="12pt" style:font-weight-complex="bold"/>
    </style:style>
    <style:style style:name="P19" style:family="paragraph" style:parent-style-name="Heading_20_3">
      <style:text-properties officeooo:rsid="00258ac6" officeooo:paragraph-rsid="00258ac6"/>
    </style:style>
    <style:style style:name="P20" style:family="paragraph" style:parent-style-name="Standard">
      <style:text-properties officeooo:rsid="001675c0" officeooo:paragraph-rsid="001675c0"/>
    </style:style>
    <style:style style:name="P21" style:family="paragraph" style:parent-style-name="Standard">
      <style:text-properties officeooo:rsid="0018408f" officeooo:paragraph-rsid="0018408f"/>
    </style:style>
    <style:style style:name="P22" style:family="paragraph" style:parent-style-name="Standard">
      <style:text-properties officeooo:rsid="0018408f" officeooo:paragraph-rsid="001954fe"/>
    </style:style>
    <style:style style:name="P23" style:family="paragraph" style:parent-style-name="Standard">
      <style:text-properties officeooo:rsid="001aff5c" officeooo:paragraph-rsid="001aff5c"/>
    </style:style>
    <style:style style:name="P24" style:family="paragraph" style:parent-style-name="Standard">
      <style:text-properties officeooo:rsid="001aff5c" officeooo:paragraph-rsid="001edafa"/>
    </style:style>
    <style:style style:name="P25" style:family="paragraph" style:parent-style-name="Standard">
      <style:text-properties officeooo:rsid="001f5a15" officeooo:paragraph-rsid="001f5a15"/>
    </style:style>
    <style:style style:name="P26" style:family="paragraph" style:parent-style-name="Standard">
      <style:text-properties officeooo:paragraph-rsid="001f5a15"/>
    </style:style>
    <style:style style:name="P27" style:family="paragraph" style:parent-style-name="Standard">
      <style:paragraph-properties fo:break-before="page"/>
    </style:style>
    <style:style style:name="P28" style:family="paragraph" style:parent-style-name="Standard">
      <style:text-properties fo:font-variant="normal" fo:text-transform="none" style:use-window-font-color="true" loext:opacity="0%" style:text-line-through-style="none" style:text-line-through-type="none" style:font-name="Times New Roman" fo:font-size="11pt" fo:language="es" fo:country="ES" style:text-underline-style="none" fo:font-weight="normal" officeooo:rsid="00092778" officeooo:paragraph-rsid="000afb49" style:text-blinking="false" style:font-size-asian="11pt" style:font-weight-asian="normal" style:font-size-complex="11pt" style:font-weight-complex="normal"/>
    </style:style>
    <style:style style:name="P29" style:family="paragraph" style:parent-style-name="Standard">
      <style:text-properties officeooo:rsid="0022808f" officeooo:paragraph-rsid="0022808f"/>
    </style:style>
    <style:style style:name="P30" style:family="paragraph" style:parent-style-name="Standard">
      <style:text-properties officeooo:paragraph-rsid="0022dfd7"/>
    </style:style>
    <style:style style:name="P31" style:family="paragraph" style:parent-style-name="Standard">
      <style:paragraph-properties fo:break-before="page"/>
      <style:text-properties officeooo:rsid="00091f06" officeooo:paragraph-rsid="00091f06"/>
    </style:style>
    <style:style style:name="P32" style:family="paragraph" style:parent-style-name="Text_20_body">
      <style:text-properties officeooo:rsid="00258ac6" officeooo:paragraph-rsid="00258ac6"/>
    </style:style>
    <style:style style:name="P33" style:family="paragraph" style:parent-style-name="Text_20_body">
      <style:text-properties officeooo:paragraph-rsid="00258ac6"/>
    </style:style>
    <style:style style:name="T1" style:family="text">
      <style:text-properties officeooo:rsid="00092778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size="8pt" fo:font-style="italic" fo:font-weight="bold" officeooo:rsid="0013df2a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fo:font-size="8pt" fo:font-style="italic" fo:font-weight="bold" officeooo:rsid="0007a3b3" style:font-size-asian="8pt" style:font-style-asian="italic" style:font-weight-asian="bold" style:font-size-complex="8pt" style:font-style-complex="italic" style:font-weight-complex="bold"/>
    </style:style>
    <style:style style:name="T5" style:family="text">
      <style:text-properties fo:font-size="8pt" fo:font-style="italic" fo:font-weight="bold" officeooo:rsid="001d3d8c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fo:font-variant="normal" fo:text-transform="none" style:text-underline-style="none" fo:font-weight="bold" style:font-weight-asian="normal" style:font-weight-complex="normal"/>
    </style:style>
    <style:style style:name="T7" style:family="text">
      <style:text-properties fo:font-variant="normal" fo:text-transform="none" style:text-underline-style="none" fo:font-weight="bold" officeooo:rsid="0004b2c2" style:font-weight-asian="normal" style:font-weight-complex="normal"/>
    </style:style>
    <style:style style:name="T8" style:family="text">
      <style:text-properties fo:font-variant="normal" fo:text-transform="none" style:text-underline-style="none" fo:font-weight="bold" officeooo:rsid="000a896d" style:font-weight-asian="normal" style:font-weight-complex="normal"/>
    </style:style>
    <style:style style:name="T9" style:family="text">
      <style:text-properties fo:font-variant="normal" fo:text-transform="none" style:text-underline-style="none" fo:font-weight="bold" officeooo:rsid="001675c0" style:font-weight-asian="normal" style:font-weight-complex="normal"/>
    </style:style>
    <style:style style:name="T10" style:family="text">
      <style:text-properties fo:font-variant="normal" fo:text-transform="none" style:text-underline-style="none" fo:font-weight="bold" officeooo:rsid="001aff5c" style:font-weight-asian="normal" style:font-weight-complex="normal"/>
    </style:style>
    <style:style style:name="T11" style:family="text">
      <style:text-properties fo:font-variant="normal" fo:text-transform="none" fo:color="#004a4a" loext:opacity="100%" style:text-line-through-style="none" style:text-line-through-type="none" style:text-underline-style="none" fo:font-weight="bold" officeooo:rsid="00092778" style:text-blinking="false" style:font-weight-asian="bold" style:font-weight-complex="bold"/>
    </style:style>
    <style:style style:name="T12" style:family="text">
      <style:text-properties style:text-line-through-style="none" style:text-line-through-type="none" style:text-blinking="false"/>
    </style:style>
    <style:style style:name="T13" style:family="text">
      <style:text-properties style:text-line-through-style="none" style:text-line-through-type="none" officeooo:rsid="00092778" style:text-blinking="false"/>
    </style:style>
    <style:style style:name="T14" style:family="text">
      <style:text-properties style:text-line-through-style="none" style:text-line-through-type="none" officeooo:rsid="000a896d" style:text-blinking="false"/>
    </style:style>
    <style:style style:name="T15" style:family="text">
      <style:text-properties style:text-line-through-style="none" style:text-line-through-type="none" officeooo:rsid="0018408f" style:text-blinking="false"/>
    </style:style>
    <style:style style:name="T16" style:family="text">
      <style:text-properties style:text-line-through-style="none" style:text-line-through-type="none" officeooo:rsid="001954fe" style:text-blinking="false"/>
    </style:style>
    <style:style style:name="T17" style:family="text">
      <style:text-properties style:text-line-through-style="none" style:text-line-through-type="none" officeooo:rsid="001a875a" style:text-blinking="false"/>
    </style:style>
    <style:style style:name="T18" style:family="text">
      <style:text-properties style:text-line-through-style="none" style:text-line-through-type="none" officeooo:rsid="001aff5c" style:text-blinking="false"/>
    </style:style>
    <style:style style:name="T19" style:family="text">
      <style:text-properties style:text-line-through-style="none" style:text-line-through-type="none" officeooo:rsid="001edafa" style:text-blinking="false"/>
    </style:style>
    <style:style style:name="T20" style:family="text">
      <style:text-properties style:text-line-through-style="none" style:text-line-through-type="none" officeooo:rsid="0022dfd7" style:text-blinking="false"/>
    </style:style>
    <style:style style:name="T21" style:family="text">
      <style:text-properties style:text-line-through-style="none" style:text-line-through-type="none" officeooo:rsid="00289915" style:text-blinking="false"/>
    </style:style>
    <style:style style:name="T22" style:family="text">
      <style:text-properties style:text-underline-style="none" fo:font-weight="bold" style:font-weight-asian="normal" style:font-weight-complex="normal"/>
    </style:style>
    <style:style style:name="T23" style:family="text">
      <style:text-properties style:text-underline-style="none" fo:font-weight="bold" officeooo:rsid="000a896d" style:font-weight-asian="normal" style:font-weight-complex="normal"/>
    </style:style>
    <style:style style:name="T24" style:family="text">
      <style:text-properties officeooo:rsid="000afb49"/>
    </style:style>
    <style:style style:name="T25" style:family="text">
      <style:text-properties officeooo:rsid="001b40e6"/>
    </style:style>
    <style:style style:name="T26" style:family="text">
      <style:text-properties officeooo:rsid="00275b59"/>
    </style:style>
    <style:style style:name="T27" style:family="text">
      <style:text-properties officeooo:rsid="00289915"/>
    </style:style>
    <style:style style:name="T28" style:family="text">
      <style:text-properties officeooo:rsid="00297a00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bookmark text:name="__RefHeading__3509_1085694913"/></text:h>
      <text:table-of-content text:style-name="Sect1" text:protected="true" text:name="Índice de contenido1">
        <text:table-of-content-source text:outline-level="10">
          <text:index-title-template text:style-name="Contents_20_Heading">TEMA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ice de contenido1_Head">
            <text:p text:style-name="Contents_20_Heading">TEMA</text:p>
          </text:index-title>
          <text:p text:style-name="P11"><text:a xlink:type="simple" xlink:href="#__RefHeading__3554_1085694913" text:style-name="Index_20_Link" text:visited-style-name="Index_20_Link">0. ESQUEMA PARA BORRAR<text:tab/>3</text:a></text:p>
          <text:p text:style-name="P12"><text:a xlink:type="simple" xlink:href="#__RefHeading__3556_1085694913" text:style-name="Index_20_Link" text:visited-style-name="Index_20_Link">0.1 SUBTITULO1<text:tab/>3</text:a></text:p>
          <text:p text:style-name="P13"><text:a xlink:type="simple" xlink:href="#__RefHeading__3558_1085694913" text:style-name="Index_20_Link" text:visited-style-name="Index_20_Link">0.1.1 APARTADO1<text:tab/>3</text:a></text:p>
          <text:p text:style-name="P13"><text:a xlink:type="simple" xlink:href="#__RefHeading__3584_1085694913" text:style-name="Index_20_Link" text:visited-style-name="Index_20_Link">0.1.2 APARTADO2<text:tab/>3</text:a></text:p>
          <text:p text:style-name="P12"><text:a xlink:type="simple" xlink:href="#__RefHeading__3581_1085694913" text:style-name="Index_20_Link" text:visited-style-name="Index_20_Link">0.2 SUBTITULO2<text:tab/>3</text:a></text:p>
          <text:p text:style-name="P13"><text:a xlink:type="simple" xlink:href="#__RefHeading__3558_10856949131" text:style-name="Index_20_Link" text:visited-style-name="Index_20_Link">0.2.1 APARTADO1<text:tab/>3</text:a></text:p>
          <text:p text:style-name="P11"><text:a xlink:type="simple" xlink:href="#__RefHeading__3656_1085694913" text:style-name="Index_20_Link" text:visited-style-name="Index_20_Link">1. TITULO1<text:tab/>4</text:a></text:p>
          <text:p text:style-name="P12"><text:a xlink:type="simple" xlink:href="#__RefHeading__3556_10856949131" text:style-name="Index_20_Link" text:visited-style-name="Index_20_Link">1.1 SUBTITULO1<text:tab/>4</text:a></text:p>
          <text:p text:style-name="P13"><text:a xlink:type="simple" xlink:href="#__RefHeading__3558_10856949132" text:style-name="Index_20_Link" text:visited-style-name="Index_20_Link">1.1.1 APARTADO1<text:tab/>4</text:a></text:p>
          <text:p text:style-name="P13"><text:a xlink:type="simple" xlink:href="#__RefHeading__3584_10856949131" text:style-name="Index_20_Link" text:visited-style-name="Index_20_Link">1.1.2 APARTADO2<text:tab/>4</text:a></text:p>
          <text:p text:style-name="P12"><text:a xlink:type="simple" xlink:href="#__RefHeading__3581_10856949131" text:style-name="Index_20_Link" text:visited-style-name="Index_20_Link">1.2 SUBTITULO2<text:tab/>4</text:a></text:p>
          <text:p text:style-name="P13"><text:a xlink:type="simple" xlink:href="#__RefHeading__3558_108569491311" text:style-name="Index_20_Link" text:visited-style-name="Index_20_Link">1.2.1 APARTADO1<text:tab/>4</text:a></text:p>
          <text:p text:style-name="P11"><text:a xlink:type="simple" xlink:href="#__RefHeading__3658_1085694913" text:style-name="Index_20_Link" text:visited-style-name="Index_20_Link">2. TITULO1<text:tab/>5</text:a></text:p>
          <text:p text:style-name="P12"><text:a xlink:type="simple" xlink:href="#__RefHeading__3556_108569491311" text:style-name="Index_20_Link" text:visited-style-name="Index_20_Link">2.1 SUBTITULO1<text:tab/>5</text:a></text:p>
          <text:p text:style-name="P13"><text:a xlink:type="simple" xlink:href="#__RefHeading__3558_108569491321" text:style-name="Index_20_Link" text:visited-style-name="Index_20_Link">2.1.1 APARTADO1<text:tab/>5</text:a></text:p>
          <text:p text:style-name="P13"><text:a xlink:type="simple" xlink:href="#__RefHeading__3584_108569491311" text:style-name="Index_20_Link" text:visited-style-name="Index_20_Link">2.1.2 APARTADO2<text:tab/>5</text:a></text:p>
          <text:p text:style-name="P12"><text:a xlink:type="simple" xlink:href="#__RefHeading__3581_108569491311" text:style-name="Index_20_Link" text:visited-style-name="Index_20_Link">2.2 SUBTITULO2<text:tab/>5</text:a></text:p>
          <text:p text:style-name="P13"><text:a xlink:type="simple" xlink:href="#__RefHeading__3558_1085694913111" text:style-name="Index_20_Link" text:visited-style-name="Index_20_Link">2.2.1 APARTADO1<text:tab/>5</text:a></text:p>
          <text:p text:style-name="P11"><text:a xlink:type="simple" xlink:href="#__RefHeading__3660_1085694913" text:style-name="Index_20_Link" text:visited-style-name="Index_20_Link">3. TITULO1<text:tab/>6</text:a></text:p>
          <text:p text:style-name="P12"><text:a xlink:type="simple" xlink:href="#__RefHeading__3556_108569491312" text:style-name="Index_20_Link" text:visited-style-name="Index_20_Link">3.1 SUBTITULO1<text:tab/>6</text:a></text:p>
          <text:p text:style-name="P13"><text:a xlink:type="simple" xlink:href="#__RefHeading__3558_108569491322" text:style-name="Index_20_Link" text:visited-style-name="Index_20_Link">3.1.1 APARTADO1<text:tab/>6</text:a></text:p>
          <text:p text:style-name="P13"><text:a xlink:type="simple" xlink:href="#__RefHeading__3584_108569491312" text:style-name="Index_20_Link" text:visited-style-name="Index_20_Link">3.1.2 APARTADO2<text:tab/>6</text:a></text:p>
          <text:p text:style-name="P12"><text:a xlink:type="simple" xlink:href="#__RefHeading__3581_108569491312" text:style-name="Index_20_Link" text:visited-style-name="Index_20_Link">3.2 SUBTITULO2<text:tab/>6</text:a></text:p>
          <text:p text:style-name="P13"><text:a xlink:type="simple" xlink:href="#__RefHeading__3558_1085694913112" text:style-name="Index_20_Link" text:visited-style-name="Index_20_Link">3.2.1 APARTADO1<text:tab/>6</text:a></text:p>
          <text:p text:style-name="P11"><text:a xlink:type="simple" xlink:href="#__RefHeading__3662_1085694913" text:style-name="Index_20_Link" text:visited-style-name="Index_20_Link">4. TITULO1<text:tab/>7</text:a></text:p>
          <text:p text:style-name="P12"><text:a xlink:type="simple" xlink:href="#__RefHeading__3556_108569491313" text:style-name="Index_20_Link" text:visited-style-name="Index_20_Link">4.1 SUBTITULO1<text:tab/>7</text:a></text:p>
          <text:p text:style-name="P13"><text:a xlink:type="simple" xlink:href="#__RefHeading__3558_108569491323" text:style-name="Index_20_Link" text:visited-style-name="Index_20_Link">4.1.1 APARTADO1<text:tab/>7</text:a></text:p>
          <text:p text:style-name="P13"><text:a xlink:type="simple" xlink:href="#__RefHeading__3584_108569491313" text:style-name="Index_20_Link" text:visited-style-name="Index_20_Link">4.1.2 APARTADO2<text:tab/>7</text:a></text:p>
          <text:p text:style-name="P12"><text:a xlink:type="simple" xlink:href="#__RefHeading__3581_108569491313" text:style-name="Index_20_Link" text:visited-style-name="Index_20_Link">4.2 SUBTITULO2<text:tab/>7</text:a></text:p>
          <text:p text:style-name="P13"><text:a xlink:type="simple" xlink:href="#__RefHeading__3558_1085694913113" text:style-name="Index_20_Link" text:visited-style-name="Index_20_Link">4.2.1 APARTADO1<text:tab/>7</text:a></text:p>
          <text:p text:style-name="P11"><text:a xlink:type="simple" xlink:href="#__RefHeading__3664_1085694913" text:style-name="Index_20_Link" text:visited-style-name="Index_20_Link">5. TITULO5<text:tab/>8</text:a></text:p>
          <text:p text:style-name="P12"><text:a xlink:type="simple" xlink:href="#__RefHeading__3556_108569491314" text:style-name="Index_20_Link" text:visited-style-name="Index_20_Link">5.1 SUBTITULO1<text:tab/>8</text:a></text:p>
          <text:p text:style-name="P13"><text:a xlink:type="simple" xlink:href="#__RefHeading__3558_108569491324" text:style-name="Index_20_Link" text:visited-style-name="Index_20_Link">5.1.1 APARTADO1<text:tab/>8</text:a></text:p>
          <text:p text:style-name="P13"><text:a xlink:type="simple" xlink:href="#__RefHeading__3584_108569491314" text:style-name="Index_20_Link" text:visited-style-name="Index_20_Link">5.1.2 APARTADO2<text:tab/>8</text:a></text:p>
          <text:p text:style-name="P12"><text:a xlink:type="simple" xlink:href="#__RefHeading__3581_108569491314" text:style-name="Index_20_Link" text:visited-style-name="Index_20_Link">5.2 SUBTITULO2<text:tab/>8</text:a></text:p>
          <text:p text:style-name="P13"><text:a xlink:type="simple" xlink:href="#__RefHeading__3558_1085694913114" text:style-name="Index_20_Link" text:visited-style-name="Index_20_Link">5.2.1 APARTADO1<text:tab/>8</text:a></text:p>
          <text:p text:style-name="P11"><text:a xlink:type="simple" xlink:href="#__RefHeading__3666_1085694913" text:style-name="Index_20_Link" text:visited-style-name="Index_20_Link">6. TITULO6<text:tab/>9</text:a></text:p>
          <text:p text:style-name="P12"><text:a xlink:type="simple" xlink:href="#__RefHeading__3556_108569491315" text:style-name="Index_20_Link" text:visited-style-name="Index_20_Link"><text:soft-page-break/>6.1 SUBTITULO1<text:tab/>9</text:a></text:p>
          <text:p text:style-name="P13"><text:a xlink:type="simple" xlink:href="#__RefHeading__3558_108569491325" text:style-name="Index_20_Link" text:visited-style-name="Index_20_Link">6.1.1 APARTADO1<text:tab/>9</text:a></text:p>
          <text:p text:style-name="P13"><text:a xlink:type="simple" xlink:href="#__RefHeading__3584_108569491315" text:style-name="Index_20_Link" text:visited-style-name="Index_20_Link">6.1.2 APARTADO2<text:tab/>9</text:a></text:p>
          <text:p text:style-name="P12"><text:a xlink:type="simple" xlink:href="#__RefHeading__3581_108569491315" text:style-name="Index_20_Link" text:visited-style-name="Index_20_Link">6.2 SUBTITULO2<text:tab/>9</text:a></text:p>
          <text:p text:style-name="P13"><text:a xlink:type="simple" xlink:href="#__RefHeading__3558_1085694913115" text:style-name="Index_20_Link" text:visited-style-name="Index_20_Link">6.2.1 APARTADO1<text:tab/>9</text:a></text:p>
          <text:p text:style-name="P11"><text:a xlink:type="simple" xlink:href="#__RefHeading__3668_1085694913" text:style-name="Index_20_Link" text:visited-style-name="Index_20_Link">ENLACES INTERESANTES - BIBLIOGRAFÍA<text:tab/>10</text:a></text:p>
          <text:p text:style-name="P11"><text:a xlink:type="simple" xlink:href="#__RefHeading__3670_1085694913" text:style-name="Index_20_Link" text:visited-style-name="Index_20_Link">EJERCICIOS<text:tab/>11</text:a></text:p>
          <text:p text:style-name="P12"><text:a xlink:type="simple" xlink:href="#__RefHeading__3556_108569491317" text:style-name="Index_20_Link" text:visited-style-name="Index_20_Link">1.1 SUBTITULO1<text:tab/>11</text:a></text:p>
          <text:p text:style-name="P13"><text:a xlink:type="simple" xlink:href="#__RefHeading__3558_108569491327" text:style-name="Index_20_Link" text:visited-style-name="Index_20_Link">1.1.1 APARTADO1<text:tab/>11</text:a></text:p>
          <text:p text:style-name="P13"><text:a xlink:type="simple" xlink:href="#__RefHeading__3584_108569491317" text:style-name="Index_20_Link" text:visited-style-name="Index_20_Link">1.1.2 APARTADO2<text:tab/>11</text:a></text:p>
          <text:p text:style-name="P12"><text:a xlink:type="simple" xlink:href="#__RefHeading__3581_108569491317" text:style-name="Index_20_Link" text:visited-style-name="Index_20_Link">1.2 SUBTITULO2<text:tab/>11</text:a></text:p>
          <text:p text:style-name="P13"><text:a xlink:type="simple" xlink:href="#__RefHeading__3558_1085694913117" text:style-name="Index_20_Link" text:visited-style-name="Index_20_Link">1.2.1 APARTADO1<text:tab/>11</text:a></text:p>
        </text:index-body>
      </text:table-of-content>
      <text:h text:style-name="P4" text:outline-level="1"><text:span text:style-name="T11"/></text:h>
      <text:h text:style-name="P9" text:outline-level="1"><text:bookmark-start text:name="__RefHeading__3656_1085694913"/><text:span text:style-name="T23">1</text:span><text:span text:style-name="T22">.</text:span><text:span text:style-name="T6"> </text:span><text:span text:style-name="T9">Clase Dat</text:span><text:span text:style-name="T10">e</text:span><text:span text:style-name="T9">Time</text:span><text:bookmark-end text:name="__RefHeading__3656_1085694913"/></text:h>
      <text:p text:style-name="Standard"><text:a xlink:type="simple" xlink:href="https://www.php.net/manual/en/class.datetime.php" text:style-name="Internet_20_link" text:visited-style-name="Visited_20_Internet_20_Link"><text:span text:style-name="T12"/></text:a></text:p>
      <text:p text:style-name="P29"><text:span text:style-name="T12">Enlace al manual de PHP para la clase DateTime</text:span></text:p>
      <text:p text:style-name="Standard"><text:a xlink:type="simple" xlink:href="https://www.php.net/manual/en/class.datetime.php" text:style-name="Internet_20_link" text:visited-style-name="Visited_20_Internet_20_Link"><text:span text:style-name="T12">https://www.php.net/manual/en/class.datetime.php</text:span></text:a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P20"><text:span text:style-name="T12">La clase DateTime </text:span><text:span text:style-name="T15">sirve para trabajar con fechas en distintos formatos</text:span></text:p>
      <text:p text:style-name="P20"><text:span text:style-name="T15"/></text:p>
      <text:p text:style-name="P21"><text:span text:style-name="T12">$oFechaActual=new DateTime(“now”); Creara un objeto de la clase DateTime con la fecha actual</text:span></text:p>
      <text:p text:style-name="P30"><text:span text:style-name="T20">$oFechaNacimiento=</text:span><text:span text:style-name="T12">new DateTime(“2004-07-19”); </text:span><text:span text:style-name="T20">Creara un objeto con la fecha especificada</text:span><text:span text:style-name="T12"> </text:span></text:p>
      <text:p text:style-name="P21"><text:span text:style-name="T12"/></text:p>
      <text:p text:style-name="P21"><text:span text:style-name="T16"/></text:p>
      <text:p text:style-name="P21"><text:span text:style-name="T16">S</text:span><text:span text:style-name="T12">i queremos que este objeto tenga una zona horaria por defecto, </text:span><text:span text:style-name="T16">deberemos pas</text:span><text:span text:style-name="T21">a</text:span><text:span text:style-name="T16">rle al construct</text:span><text:span text:style-name="T21">o</text:span><text:span text:style-name="T16">r un objeto de la clase DateTimeZone con la zona deseada:</text:span></text:p>
      <text:p text:style-name="P22"><text:span text:style-name="T12"/></text:p>
      <text:p text:style-name="P22"><text:span text:style-name="T12"/></text:p>
      <text:p text:style-name="P22"><text:span text:style-name="T12">$oFechaActual</text:span><text:span text:style-name="T17">=</text:span><text:span text:style-name="T16">new DateTime("now", new DateTimeZone("Europe/Madrid")); </text:span></text:p>
      <text:p text:style-name="P21"><text:span text:style-name="T12"/></text:p>
      <text:h text:style-name="Heading_20_3" text:outline-level="3"/>
      <text:p text:style-name="Text_20_body"/>
      <text:p text:style-name="Text_20_body"/>
      <text:h text:style-name="Heading_20_3" text:outline-level="3"><text:span text:style-name="T28">F</text:span>ormat</text:h>
      <text:p text:style-name="P21"><text:span text:style-name="T12"/></text:p>
      <text:p text:style-name="P21"><text:span text:style-name="T18">P</text:span><text:span text:style-name="T12">odemos trabajar con este objeto para obtener distintos resultados, </text:span><text:span text:style-name="T18">por ejemplo, formatear su salida</text:span></text:p>
      <text:p text:style-name="P21"><text:span text:style-name="T18"/></text:p>
      <text:p text:style-name="P23"><text:span text:style-name="T12">Si intentamos mostrar por pantalla el objeto tal cual, nos saltara un error, para mostrarla debemos usar la función format:</text:span></text:p>
      <text:p text:style-name="P23"><text:span text:style-name="T12"/></text:p>
      <text:p text:style-name="P24"><text:span text:style-name="T12">Por ejemplo</text:span></text:p>
      <text:p text:style-name="P24"><text:span text:style-name="T12">echo($oFecha</text:span><text:span text:style-name="T20">Nacimiento</text:span><text:span text:style-name="T12">→format(“d</text:span><text:span text:style-name="T19">/m/Y”)</text:span><text:span text:style-name="T12">) </text:span><text:span text:style-name="T19">mostrara la fecha con este formato: </text:span><text:span text:style-name="T20">19</text:span><text:span text:style-name="T19">/</text:span><text:span text:style-name="T20">07</text:span><text:span text:style-name="T19">/20</text:span><text:span text:style-name="T20">04</text:span></text:p>
      <text:p text:style-name="P24"><text:span text:style-name="T19"/></text:p>
      <text:p text:style-name="P25"><text:span text:style-name="T19">E</text:span><text:span text:style-name="T12">n estos dos enlaces se pueden encontrar listas de todas las opciones de formateado</text:span></text:p>
      <text:p text:style-name="P25"><text:span text:style-name="T12"/></text:p>
      <text:p text:style-name="P26"><text:a xlink:type="simple" xlink:href="https://www.php.net/manual/es/datetime.formats.date.php" text:style-name="Internet_20_link" text:visited-style-name="Visited_20_Internet_20_Link"><text:span text:style-name="T12">https://www.php.net/manual/es/datetime.formats.date.php</text:span></text:a></text:p>
      <text:p text:style-name="P26"><text:a xlink:type="simple" xlink:href="https://www.w3schools.com/php/func_date_date_format.asp" text:style-name="Internet_20_link" text:visited-style-name="Visited_20_Internet_20_Link"><text:span text:style-name="T12">https://www.w3schools.com/php/func_date_date_format.asp</text:span></text:a></text:p>
      <text:p text:style-name="P21"><text:span text:style-name="T12"/></text:p>
      <text:p text:style-name="Standard"/>
      <text:p text:style-name="Standard"/>
      <text:p text:style-name="P27"/>
      <text:h text:style-name="P19" text:outline-level="3">Timezone</text:h>
      <text:p text:style-name="P33"/>
      <text:p text:style-name="P32">La clase timezone va ligada a la clase DateTime, podemos cambiar/agregar la zona horaria de un objeto de la clase DateTime con la funcion setTimezone:</text:p>
      <text:p text:style-name="P32"/>
      <text:p text:style-name="P32">$oFechaActual→setTimezone(new DateTimeZone("Europe/Lisbon")); <text:span text:style-name="T26">Cambiara la zona horaria del objeto a la de Lisb</text:span><text:span text:style-name="T27">o</text:span><text:span text:style-name="T26">a</text:span></text:p>
      <text:p text:style-name="P31">Datetime</text:p>
      <text:p text:style-name="P14"/>
      <text:p text:style-name="P14">PDO</text:p>
      <text:p text:style-name="P14"/>
      <text:p text:style-name="P14">PDO<text:span text:style-name="T24">Statement</text:span></text:p>
      <text:p text:style-name="P14"/>
      <text:p text:style-name="P15">PDOException</text:p>
      <text:p text:style-name="P28"/>
      <text:h text:style-name="P9" text:outline-level="1"><text:bookmark-start text:name="__RefHeading__3658_1085694913"/><text:span text:style-name="T23">2</text:span><text:span text:style-name="T22">.</text:span><text:span text:style-name="T6"> </text:span><text:span text:style-name="T8">TITULO1</text:span><text:span text:style-name="T7"> </text:span><text:bookmark-end text:name="__RefHeading__3658_1085694913"/></text:h>
      <text:p text:style-name="P5"><text:span text:style-name="T13">T</text:span><text:span text:style-name="T12">exto...</text:span></text:p>
      <text:h text:style-name="P17" text:outline-level="2"><text:bookmark-start text:name="__RefHeading__3556_108569491311"/><text:span text:style-name="T14">2</text:span><text:span text:style-name="T12">.1 SUBTITULO1</text:span><text:bookmark-end text:name="__RefHeading__3556_108569491311"/></text:h>
      <text:p text:style-name="P6">Texto...</text:p>
      <text:h text:style-name="P18" text:outline-level="3"><text:bookmark-start text:name="__RefHeading__3558_108569491321"/><text:span text:style-name="T14">2</text:span><text:span text:style-name="T12">.1.1 APARTADO1</text:span><text:bookmark-end text:name="__RefHeading__3558_108569491321"/></text:h>
      <text:p text:style-name="P6">Texto...</text:p>
      <text:h text:style-name="P18" text:outline-level="3"><text:bookmark-start text:name="__RefHeading__3584_108569491311"/><text:span text:style-name="T14">2</text:span><text:span text:style-name="T12">.1.</text:span><text:span text:style-name="T13">2</text:span><text:span text:style-name="T12"> APARTADO</text:span><text:span text:style-name="T13">2</text:span><text:bookmark-end text:name="__RefHeading__3584_108569491311"/></text:h>
      <text:p text:style-name="P3"><text:span text:style-name="T13">T</text:span><text:span text:style-name="T14">exto...</text:span><text:span text:style-name="T13"> </text:span></text:p>
      <text:h text:style-name="P17" text:outline-level="2"><text:bookmark-start text:name="__RefHeading__3581_108569491311"/><text:span text:style-name="T14">2</text:span><text:span text:style-name="T12">.</text:span><text:span text:style-name="T13">2</text:span><text:span text:style-name="T12"> SUBTITULO</text:span><text:span text:style-name="T13">2</text:span><text:bookmark-end text:name="__RefHeading__3581_108569491311"/></text:h>
      <text:p text:style-name="P5"><text:span text:style-name="T13">T</text:span><text:span text:style-name="T12">exto...</text:span></text:p>
      <text:h text:style-name="P18" text:outline-level="3"><text:bookmark-start text:name="__RefHeading__3558_1085694913111"/><text:span text:style-name="T14">2</text:span><text:span text:style-name="T12">.</text:span><text:span text:style-name="T13">2</text:span><text:span text:style-name="T12">.1 APARTADO1</text:span><text:bookmark-end text:name="__RefHeading__3558_1085694913111"/></text:h>
      <text:p text:style-name="P7">Texto...</text:p>
      <text:h text:style-name="P9" text:outline-level="1"><text:bookmark-start text:name="__RefHeading__3660_1085694913"/><text:span text:style-name="T23">3</text:span><text:span text:style-name="T22">.</text:span><text:span text:style-name="T6"> </text:span><text:span text:style-name="T8">TITULO1</text:span><text:span text:style-name="T7"> </text:span><text:bookmark-end text:name="__RefHeading__3660_1085694913"/></text:h>
      <text:p text:style-name="P5"><text:span text:style-name="T13">T</text:span><text:span text:style-name="T12">exto...</text:span></text:p>
      <text:h text:style-name="P17" text:outline-level="2"><text:bookmark-start text:name="__RefHeading__3556_108569491312"/><text:span text:style-name="T14">3</text:span><text:span text:style-name="T12">.1 SUBTITULO1</text:span><text:bookmark-end text:name="__RefHeading__3556_108569491312"/></text:h>
      <text:p text:style-name="P6">Texto...</text:p>
      <text:h text:style-name="P18" text:outline-level="3"><text:bookmark-start text:name="__RefHeading__3558_108569491322"/><text:span text:style-name="T14">3</text:span><text:span text:style-name="T12">.1.1 APARTADO1</text:span><text:bookmark-end text:name="__RefHeading__3558_108569491322"/></text:h>
      <text:p text:style-name="P6">Texto...</text:p>
      <text:h text:style-name="P18" text:outline-level="3"><text:bookmark-start text:name="__RefHeading__3584_108569491312"/><text:span text:style-name="T14">3</text:span><text:span text:style-name="T12">.1.</text:span><text:span text:style-name="T13">2</text:span><text:span text:style-name="T12"> APARTADO</text:span><text:span text:style-name="T13">2</text:span><text:bookmark-end text:name="__RefHeading__3584_108569491312"/></text:h>
      <text:p text:style-name="P3"><text:span text:style-name="T13">T</text:span><text:span text:style-name="T14">exto...</text:span><text:span text:style-name="T13"> </text:span></text:p>
      <text:h text:style-name="P17" text:outline-level="2"><text:bookmark-start text:name="__RefHeading__3581_108569491312"/><text:span text:style-name="T14">3</text:span><text:span text:style-name="T12">.</text:span><text:span text:style-name="T13">2</text:span><text:span text:style-name="T12"> SUBTITULO</text:span><text:span text:style-name="T13">2</text:span><text:bookmark-end text:name="__RefHeading__3581_108569491312"/></text:h>
      <text:p text:style-name="P5"><text:span text:style-name="T13">T</text:span><text:span text:style-name="T12">exto...</text:span></text:p>
      <text:h text:style-name="P18" text:outline-level="3"><text:bookmark-start text:name="__RefHeading__3558_1085694913112"/><text:span text:style-name="T14">3</text:span><text:span text:style-name="T12">.</text:span><text:span text:style-name="T13">2</text:span><text:span text:style-name="T12">.1 APARTADO1</text:span><text:bookmark-end text:name="__RefHeading__3558_1085694913112"/></text:h>
      <text:p text:style-name="P7">Texto...</text:p>
      <text:h text:style-name="P9" text:outline-level="1"><text:bookmark-start text:name="__RefHeading__3662_1085694913"/><text:span text:style-name="T23">4</text:span><text:span text:style-name="T22">.</text:span><text:span text:style-name="T6"> </text:span><text:span text:style-name="T8">TITULO1</text:span><text:span text:style-name="T7"> </text:span><text:bookmark-end text:name="__RefHeading__3662_1085694913"/></text:h>
      <text:p text:style-name="P5"><text:span text:style-name="T13">T</text:span><text:span text:style-name="T12">exto...</text:span></text:p>
      <text:h text:style-name="P17" text:outline-level="2"><text:bookmark-start text:name="__RefHeading__3556_108569491313"/><text:span text:style-name="T14">4</text:span><text:span text:style-name="T12">.1 SUBTITULO1</text:span><text:bookmark-end text:name="__RefHeading__3556_108569491313"/></text:h>
      <text:p text:style-name="P6">Texto...</text:p>
      <text:h text:style-name="P18" text:outline-level="3"><text:bookmark-start text:name="__RefHeading__3558_108569491323"/><text:span text:style-name="T14">4</text:span><text:span text:style-name="T12">.1.1 APARTADO1</text:span><text:bookmark-end text:name="__RefHeading__3558_108569491323"/></text:h>
      <text:p text:style-name="P6">Texto...</text:p>
      <text:h text:style-name="P18" text:outline-level="3"><text:bookmark-start text:name="__RefHeading__3584_108569491313"/><text:span text:style-name="T14">4</text:span><text:span text:style-name="T12">.1.</text:span><text:span text:style-name="T13">2</text:span><text:span text:style-name="T12"> APARTADO</text:span><text:span text:style-name="T13">2</text:span><text:bookmark-end text:name="__RefHeading__3584_108569491313"/></text:h>
      <text:p text:style-name="P3"><text:span text:style-name="T13">T</text:span><text:span text:style-name="T14">exto...</text:span><text:span text:style-name="T13"> </text:span></text:p>
      <text:h text:style-name="P17" text:outline-level="2"><text:bookmark-start text:name="__RefHeading__3581_108569491313"/><text:span text:style-name="T14">4</text:span><text:span text:style-name="T12">.</text:span><text:span text:style-name="T13">2</text:span><text:span text:style-name="T12"> SUBTITULO</text:span><text:span text:style-name="T13">2</text:span><text:bookmark-end text:name="__RefHeading__3581_108569491313"/></text:h>
      <text:p text:style-name="P5"><text:span text:style-name="T13">T</text:span><text:span text:style-name="T12">exto...</text:span></text:p>
      <text:h text:style-name="P18" text:outline-level="3"><text:bookmark-start text:name="__RefHeading__3558_1085694913113"/><text:span text:style-name="T14">4</text:span><text:span text:style-name="T12">.</text:span><text:span text:style-name="T13">2</text:span><text:span text:style-name="T12">.1 APARTADO1</text:span><text:bookmark-end text:name="__RefHeading__3558_1085694913113"/></text:h>
      <text:p text:style-name="P7">Texto...</text:p>
      <text:h text:style-name="P9" text:outline-level="1"><text:bookmark-start text:name="__RefHeading__3664_1085694913"/><text:span text:style-name="T23">5</text:span><text:span text:style-name="T22">.</text:span><text:span text:style-name="T6"> </text:span><text:span text:style-name="T8">TITULO5</text:span><text:bookmark-end text:name="__RefHeading__3664_1085694913"/></text:h>
      <text:p text:style-name="P5"><text:span text:style-name="T13">T</text:span><text:span text:style-name="T12">exto...</text:span></text:p>
      <text:h text:style-name="P17" text:outline-level="2"><text:bookmark-start text:name="__RefHeading__3556_108569491314"/><text:span text:style-name="T14">5</text:span><text:span text:style-name="T12">.1 SUBTITULO1</text:span><text:bookmark-end text:name="__RefHeading__3556_108569491314"/></text:h>
      <text:p text:style-name="P6">Texto...</text:p>
      <text:h text:style-name="P18" text:outline-level="3"><text:bookmark-start text:name="__RefHeading__3558_108569491324"/><text:span text:style-name="T14">5</text:span><text:span text:style-name="T12">.1.1 APARTADO1</text:span><text:bookmark-end text:name="__RefHeading__3558_108569491324"/></text:h>
      <text:p text:style-name="P6">Texto...</text:p>
      <text:h text:style-name="P18" text:outline-level="3"><text:bookmark-start text:name="__RefHeading__3584_108569491314"/><text:span text:style-name="T14">5</text:span><text:span text:style-name="T12">.1.</text:span><text:span text:style-name="T13">2</text:span><text:span text:style-name="T12"> APARTADO</text:span><text:span text:style-name="T13">2</text:span><text:bookmark-end text:name="__RefHeading__3584_108569491314"/></text:h>
      <text:p text:style-name="P3"><text:span text:style-name="T13">T</text:span><text:span text:style-name="T14">exto...</text:span><text:span text:style-name="T13"> </text:span></text:p>
      <text:h text:style-name="P17" text:outline-level="2"><text:bookmark-start text:name="__RefHeading__3581_108569491314"/><text:span text:style-name="T14">5</text:span><text:span text:style-name="T12">.</text:span><text:span text:style-name="T13">2</text:span><text:span text:style-name="T12"> SUBTITULO</text:span><text:span text:style-name="T13">2</text:span><text:bookmark-end text:name="__RefHeading__3581_108569491314"/></text:h>
      <text:p text:style-name="P5"><text:span text:style-name="T13">T</text:span><text:span text:style-name="T12">exto...</text:span></text:p>
      <text:h text:style-name="P18" text:outline-level="3"><text:bookmark-start text:name="__RefHeading__3558_1085694913114"/><text:span text:style-name="T14">5</text:span><text:span text:style-name="T12">.</text:span><text:span text:style-name="T13">2</text:span><text:span text:style-name="T12">.1 APARTADO1</text:span><text:bookmark-end text:name="__RefHeading__3558_1085694913114"/></text:h>
      <text:p text:style-name="P7">Texto...</text:p>
      <text:h text:style-name="P9" text:outline-level="1"><text:bookmark-start text:name="__RefHeading__3666_1085694913"/><text:span text:style-name="T23">6</text:span><text:span text:style-name="T22">.</text:span><text:span text:style-name="T6"> </text:span><text:span text:style-name="T8">TITULO6</text:span><text:bookmark-end text:name="__RefHeading__3666_1085694913"/></text:h>
      <text:p text:style-name="P5"><text:span text:style-name="T13">T</text:span><text:span text:style-name="T12">exto...</text:span></text:p>
      <text:h text:style-name="P17" text:outline-level="2"><text:bookmark-start text:name="__RefHeading__3556_108569491315"/><text:span text:style-name="T14">6</text:span><text:span text:style-name="T12">.1 SUBTITULO1</text:span><text:bookmark-end text:name="__RefHeading__3556_108569491315"/></text:h>
      <text:p text:style-name="P6">Texto...</text:p>
      <text:h text:style-name="P18" text:outline-level="3"><text:bookmark-start text:name="__RefHeading__3558_108569491325"/><text:span text:style-name="T14">6</text:span><text:span text:style-name="T12">.1.1 APARTADO1</text:span><text:bookmark-end text:name="__RefHeading__3558_108569491325"/></text:h>
      <text:p text:style-name="P6">Texto...</text:p>
      <text:h text:style-name="P18" text:outline-level="3"><text:bookmark-start text:name="__RefHeading__3584_108569491315"/><text:span text:style-name="T14">6</text:span><text:span text:style-name="T12">.1.</text:span><text:span text:style-name="T13">2</text:span><text:span text:style-name="T12"> APARTADO</text:span><text:span text:style-name="T13">2</text:span><text:bookmark-end text:name="__RefHeading__3584_108569491315"/></text:h>
      <text:p text:style-name="P3"><text:span text:style-name="T13">T</text:span><text:span text:style-name="T14">exto...</text:span><text:span text:style-name="T13"> </text:span></text:p>
      <text:h text:style-name="P17" text:outline-level="2"><text:bookmark-start text:name="__RefHeading__3581_108569491315"/><text:span text:style-name="T14">6</text:span><text:span text:style-name="T12">.</text:span><text:span text:style-name="T13">2</text:span><text:span text:style-name="T12"> SUBTITULO</text:span><text:span text:style-name="T13">2</text:span><text:bookmark-end text:name="__RefHeading__3581_108569491315"/></text:h>
      <text:p text:style-name="P5"><text:span text:style-name="T13">T</text:span><text:span text:style-name="T12">exto...</text:span></text:p>
      <text:h text:style-name="P18" text:outline-level="3"><text:bookmark-start text:name="__RefHeading__3558_1085694913115"/><text:span text:style-name="T14">6</text:span><text:span text:style-name="T12">.</text:span><text:span text:style-name="T13">2</text:span><text:span text:style-name="T12">.1 APARTADO1</text:span><text:bookmark-end text:name="__RefHeading__3558_1085694913115"/></text:h>
      <text:p text:style-name="P7">Texto...</text:p>
      <text:h text:style-name="P9" text:outline-level="1"><text:bookmark-start text:name="__RefHeading__3668_1085694913"/><text:span text:style-name="T8">ENLACES INTERESANTES</text:span><text:span text:style-name="T7"> </text:span><text:span text:style-name="T8">- BIBLIOGRAFÍA</text:span><text:bookmark-end text:name="__RefHeading__3668_1085694913"/></text:h>
      <text:p text:style-name="P5"><text:span text:style-name="T13">T</text:span><text:span text:style-name="T12">exto...</text:span></text:p>
      <text:h text:style-name="P10" text:outline-level="1"><text:bookmark-start text:name="__RefHeading__3670_1085694913"/><text:span text:style-name="T7">E</text:span><text:span text:style-name="T6">JERCICIOS</text:span><text:bookmark-end text:name="__RefHeading__3670_1085694913"/></text:h>
      <text:p text:style-name="P5"><text:span text:style-name="T13">T</text:span><text:span text:style-name="T12">exto...</text:span></text:p>
      <text:h text:style-name="P17" text:outline-level="2"><text:bookmark-start text:name="__RefHeading__3556_108569491317"/><text:span text:style-name="T14">1</text:span><text:span text:style-name="T12">.1 SUBTITULO1</text:span><text:bookmark-end text:name="__RefHeading__3556_108569491317"/></text:h>
      <text:p text:style-name="P6">Texto...</text:p>
      <text:h text:style-name="P18" text:outline-level="3"><text:bookmark-start text:name="__RefHeading__3558_108569491327"/><text:span text:style-name="T14">1</text:span><text:span text:style-name="T12">.1.1 APARTADO1</text:span><text:bookmark-end text:name="__RefHeading__3558_108569491327"/></text:h>
      <text:p text:style-name="P6">Texto...</text:p>
      <text:h text:style-name="P18" text:outline-level="3"><text:bookmark-start text:name="__RefHeading__3584_108569491317"/><text:span text:style-name="T14">1</text:span><text:span text:style-name="T12">.1.</text:span><text:span text:style-name="T13">2</text:span><text:span text:style-name="T12"> APARTADO</text:span><text:span text:style-name="T13">2</text:span><text:bookmark-end text:name="__RefHeading__3584_108569491317"/></text:h>
      <text:p text:style-name="P3"><text:span text:style-name="T13">T</text:span><text:span text:style-name="T14">exto...</text:span><text:span text:style-name="T13"> </text:span></text:p>
      <text:h text:style-name="P17" text:outline-level="2"><text:bookmark-start text:name="__RefHeading__3581_108569491317"/><text:span text:style-name="T14">1</text:span><text:span text:style-name="T12">.</text:span><text:span text:style-name="T13">2</text:span><text:span text:style-name="T12"> SUBTITULO</text:span><text:span text:style-name="T13">2</text:span><text:bookmark-end text:name="__RefHeading__3581_108569491317"/></text:h>
      <text:p text:style-name="P5"><text:span text:style-name="T13">T</text:span><text:span text:style-name="T12">exto...</text:span></text:p>
      <text:h text:style-name="P18" text:outline-level="3"><text:bookmark-start text:name="__RefHeading__3558_1085694913117"/><text:span text:style-name="T14">1</text:span><text:span text:style-name="T12">.</text:span><text:span text:style-name="T13">2</text:span><text:span text:style-name="T12">.1 APARTADO1</text:span><text:bookmark-end text:name="__RefHeading__3558_1085694913117"/></text:h>
      <text:p text:style-name="P7">Texto..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Contents_20_1" style:display-name="Contents 1" style:family="paragraph" style:parent-style-name="Index" style:class="index">
      <loext:graphic-properties draw:fill="none" draw:fill-color="#729fcf"/>
      <style:paragraph-properties fo:margin-left="0cm" fo:margin-right="0cm" fo:margin-top="0.199cm" fo:margin-bottom="0.101cm" style:contextual-spacing="false" fo:text-indent="0cm" style:auto-text-indent="false" fo:background-color="transparent">
        <style:tab-stops>
          <style:tab-stop style:position="24.702cm" style:type="right" style:leader-style="dotted" style:leader-text="."/>
        </style:tab-stops>
      </style:paragraph-properties>
      <style:text-properties fo:color="#333333" loext:opacity="100%" fo:font-size="14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color="#4c4c4c" loext:opacity="100%" fo:font-size="13pt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color="#666666" loext:opacity="100%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004a4a" loext:opacity="100%" style:font-name="Times New Roman1" fo:font-family="'Times New Roman'" style:font-style-name="Negrita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color="#666666" loext:opacity="100%" fo:font-size="8pt" fo:language="es" fo:country="ES" fo:font-style="italic" fo:font-weight="bold" officeooo:paragraph-rsid="0004b2c2" style:font-size-asian="8pt" style:font-style-asian="italic" style:font-weight-asian="bold" style:font-size-complex="8pt" style:font-style-complex="italic" style:font-weight-complex="bold"/>
    </style:style>
    <style:style style:name="MP2" style:family="paragraph" style:parent-style-name="Header">
      <style:paragraph-properties fo:text-align="start" style:justify-single-word="false" fo:orphans="2" fo:widows="2" style:writing-mode="lr-tb"/>
      <style:text-properties fo:color="#999999" loext:opacity="100%" fo:language="es" fo:country="ES" officeooo:paragraph-rsid="0004b2c2"/>
    </style:style>
    <style:style style:name="MT1" style:family="text">
      <style:text-properties officeooo:rsid="001b40e6"/>
    </style:style>
    <style:style style:name="MT2" style:family="text">
      <style:text-properties officeooo:rsid="00092778"/>
    </style:style>
    <style:style style:name="MT3" style:family="text">
      <style:text-properties fo:font-size="8pt" fo:font-style="italic" fo:font-weight="bold" officeooo:rsid="0013df2a" style:font-size-asian="8pt" style:font-style-asian="italic" style:font-weight-asian="bold" style:font-size-complex="8pt" style:font-style-complex="italic" style:font-weight-complex="bold"/>
    </style:style>
    <style:style style:name="MT4" style:family="text">
      <style:text-properties fo:font-size="8pt" fo:font-style="italic" fo:font-weight="bold" officeooo:rsid="0007a3b3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6" style:family="text">
      <style:text-properties fo:font-size="8pt" fo:font-style="italic" fo:font-weight="bold" officeooo:rsid="001d3d8c" style:font-size-asian="8pt" style:font-style-asian="italic" style:font-weight-asian="bold" style:font-size-complex="8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lex Asensio Sánchez</text:span><text:tab/><text:span text:style-name="MT1">Estudio clases y funciones PHP</text:span><text:span text:style-name="MT2"><text:tab/></text:span><text:span text:style-name="MT1">DWES</text:span></text:p>
      </style:header>
      <style:footer>
        <text:p text:style-name="MP2"><text:span text:style-name="MT3">IES LOS SAUCES</text:span><text:span text:style-name="MT4"> <text:s text:c="3"/><text:tab/></text:span><text:span text:style-name="MT5"><text:page-number text:select-page="current">12</text:page-number></text:span><text:span text:style-name="MT5"> De </text:span><text:span text:style-name="MT5"><text:page-count>12</text:page-count></text:span><text:span text:style-name="MT5"><text:tab/></text:span><text:span text:style-name="MT6">DAW</text:span><text:span text:style-name="MT3"> </text:span><text:span text:style-name="MT6">24</text:span><text:span text:style-name="MT3">/</text:span><text:span text:style-name="MT6">2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Heraclio Borbujo Morán</meta:initial-creator>
    <meta:creation-date>2014-09-21T19:57:14.987000000</meta:creation-date>
    <meta:generator>LibreOffice/24.2.4.2$Windows_X86_64 LibreOffice_project/51a6219feb6075d9a4c46691dcfe0cd9c4fff3c2</meta:generator>
    <dc:date>2024-12-04T10:11:09.802000000</dc:date>
    <meta:editing-duration>PT1H40M25S</meta:editing-duration>
    <meta:editing-cycles>26</meta:editing-cycles>
    <meta:document-statistic meta:table-count="0" meta:image-count="0" meta:object-count="0" meta:page-count="12" meta:paragraph-count="149" meta:word-count="458" meta:character-count="3159" meta:non-whitespace-character-count="2835"/>
  </office:meta>
</office:document-meta>
</file>